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1">Decomposition Description</text:p>
      <text:p text:style-name="P1"/>
      <text:p text:style-name="P1">Monster Mash Application</text:p>
      <text:p text:style-name="P1"/>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text:p>
      <text:p text:style-name="Standard"/>
      <text:p text:style-name="P1">Monster Mash Significant Classes</text:p>
      <text:p text:style-name="P1"/>
      <text:p text:style-name="P1">Too much detail in James's classes, but this might be useful later for more specific outlines? </text:p>
      <text:p text:style-name="P3">Work below is a short description of the main classes for the application, until you get to the tables.</text:p>
      <text:p text:style-name="P1"/>
      <text:p text:style-name="P1">The Player Class</text:p>
      <text:p text:style-name="Standard"/>
      <text:p text:style-name="Standard">The player class description.</text:p>
      <text:p text:style-name="Standard"/>
      <text:p text:style-name="P1">The Monster Class</text:p>
      <text:p text:style-name="Standard"/>
      <text:p text:style-name="Standard">Insert short description of the class here, only a few sentences</text:p>
      <text:p text:style-name="P3"/>
      <text:p text:style-name="P1">The DatabaseConnector Class</text:p>
      <text:p text:style-name="P1"/>
      <text:p text:style-name="P3">The DatabaseConnector Class initializes our connection to the database and has the functionality required for creating and updating our players within the application. (<text:span text:style-name="T1">MIGHT BE A TEMP CLASS, FIND OUT)</text:span></text:p>
      <text:p text:style-name="P3"/>
      <text:p text:style-name="P1">The Request Abstract Class </text:p>
      <text:p text:style-name="P1"/>
      <text:p text:style-name="P3">The request Abstract class will be extended by FriendRequest and FightRequest the class will contain methods for Accepting and rejecting requests and then the extended classes will build upon those for specific functionality.</text:p>
      <text:p text:style-name="P1"/>
      <text:p text:style-name="P1"><text:soft-page-break/>The Offer Abstract Class</text:p>
      <text:p text:style-name="P1"/>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1">Package descriptions:</text:p>
      <text:p text:style-name="P1"/>
      <text:p text:style-name="P1">aber.dcs.cs211.group07.data</text:p>
      <text:p text:style-name="P1"/>
      <text:p text:style-name="P3">The Data package includes classes such as Player, Monster, MonsterRefference, PlayerRefference and the interface reference. This package contains the classes for the data that we're going to be working with, such as monsters having attributes which are useful and need to be known in fight request/ offers.</text:p>
      <text:p text:style-name="P1"/>
      <text:p text:style-name="P1">aber.dcs.cs211.group07.data.offers</text:p>
      <text:p text:style-name="P1"/>
      <text:p text:style-name="P3">The Data.Offers package includes classes such as BreedOffer, TradeOffer &amp; the abstract class Offer.</text:p>
      <text:p text:style-name="P1"/>
      <text:p text:style-name="P3">This package will deal with the sending of offers and the various offers that we have available to us, this can be easily expanded from breed and trading offers.</text:p>
      <text:p text:style-name="P1"/>
      <text:p text:style-name="P1">aber.dcs.cs211.group07.data.requests</text:p>
      <text:p text:style-name="P1"/>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1"/>
      <text:p text:style-name="P1">aber.dcs.cs211.group07.db</text:p>
      <text:p text:style-name="P1"/>
      <text:p text:style-name="P3">The DB package includes classes such as DatabaseConnector, MonsterTableConnector, PlayerTableConnector.</text:p>
      <text:p text:style-name="P3"/>
      <text:p text:style-name="P3">This package deals with the database interaction for the application, we have to create players, monsters and store their data in the database all database interaction will be handled within this package. </text:p>
      <text:p text:style-name="P1"/>
      <text:p text:style-name="P1">aber.dcs.cs211.group07.tests</text:p>
      <text:p text:style-name="P4"/>
      <text:p text:style-name="P3"><text:span text:style-name="T2">The Tests package includes classes for testing out data such as DataTests.</text:span></text:p>
      <text:p text:style-name="P5"/>
      <text:p text:style-name="P5">This package deals with the JUnit testing for our application, this will implement as many tests as practical from the test specification document.</text:p>
      <text:p text:style-name="Standard"/>
      <text:p text:style-name="P1">The Player Class</text:p>
      <text:p text:style-name="Standard"/>
      <text:p text:style-name="Standard">This class contains numerous variables as well as many methods and contains all the important data in regards to the players of the game. </text:p>
      <text:p text:style-name="Standard"/>
      <text:p text:style-name="P2">Variables</text:p>
      <text:p text:style-name="Standard"><text:soft-page-break/></text:p>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2">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1">The Monster Class</text:p>
      <text:p text:style-name="Standard"/>
      <text:p text:style-name="Standard">This class contains numerous variables as well as many methods and contains all the important data in regards to the monsters of the game.</text:p>
      <text:p text:style-name="Standard"/>
      <text:p text:style-name="P2">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text:soft-page-break/>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int = 0</text:p>
            <text:p text:style-name="Table_20_Contents"><text:s/>AGE_RATE: Time</text:p>
          </table:table-cell>
          <table:table-cell table:style-name="Table3.B2" office:value-type="string">
            <text:p text:style-name="Table_20_Contents"/>
          </table:table-cell>
        </table:table-row>
      </table:table>
      <text:p text:style-name="Standard"/>
      <text:p text:style-name="P2">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int</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int</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int</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int</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1">The Offer Class</text:p>
      <text:p text:style-name="Standard"/>
      <text:p text:style-name="Standard">This class contains numerous variables as well as many methods and contains all the important data in regards to the offers in the game.</text:p>
      <text:p text:style-name="Standard"/>
      <text:p text:style-name="P2">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2">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game.</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game.</text:p>
          </table:table-cell>
        </table:table-row>
      </table:table>
      <text:p text:style-name="Standard"><text:soft-page-break/></text:p>
      <text:p text:style-name="Standard"/>
      <text:p text:style-name="P1">The PlayerReference Class</text:p>
      <text:p text:style-name="Standard"/>
      <text:p text:style-name="Standard">This class contains one method.</text:p>
      <text:p text:style-name="Standard"/>
      <text:p text:style-name="P2">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Player</text:p>
          </table:table-cell>
          <table:table-cell table:style-name="Table8.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1">The MonsterReference Class</text:p>
      <text:p text:style-name="Standard"/>
      <text:p text:style-name="Standard">This class contains one method.</text:p>
      <text:p text:style-name="Standard"/>
      <text:p text:style-name="P2">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Monster</text:p>
          </table:table-cell>
          <table:table-cell table:style-name="Table7.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2">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2">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6T12:41:47.67</dc:date>
    <meta:editing-duration>PT3H35M30S</meta:editing-duration>
    <meta:editing-cycles>94</meta:editing-cycles>
    <meta:generator>OpenOffice.org/3.4.1$Win32 OpenOffice.org_project/341m1$Build-9593</meta:generator>
    <meta:document-statistic meta:table-count="10" meta:image-count="0" meta:object-count="0" meta:page-count="5" meta:paragraph-count="121" meta:word-count="1322" meta:character-count="7932"/>
  </office:meta>
</office:document-meta>
</file>